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121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pMultiplierMax</text:p>
          </table:table-cell>
          <table:table-cell office:value-type="float" office:value="3.75" calcext:value-type="float">
            <text:p>3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Multiplier</text:p>
          </table:table-cell>
          <table:table-cell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y perc min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ng contracts</text:p>
          </table:table-cell>
          <table:table-cell office:value-type="string" calcext:value-type="string">
            <text:p>short contracts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ong perc</text:p>
          </table:table-cell>
          <table:table-cell office:value-type="string" calcext:value-type="string">
            <text:p>short perc</text:p>
          </table:table-cell>
          <table:table-cell office:value-type="string" calcext:value-type="string">
            <text:p>spread perc</text:p>
          </table:table-cell>
          <table:table-cell/>
        </table:table-row>
        <table:table-row table:style-name="ro1">
          <table:table-cell office:value-type="float" office:value="16164" calcext:value-type="float">
            <text:p>16164</text:p>
          </table:table-cell>
          <table:table-cell office:value-type="float" office:value="32024" calcext:value-type="float">
            <text:p>32024</text:p>
          </table:table-cell>
          <table:table-cell office:value-type="float" office:value="20000" calcext:value-type="float">
            <text:p>20000</text:p>
          </table:table-cell>
          <table:table-cell table:formula="of:=SUM([.A6:.C6])" office:value-type="float" office:value="68188" calcext:value-type="float">
            <text:p>68188</text:p>
          </table:table-cell>
          <table:table-cell table:style-name="ce1" table:formula="of:=[.A6]/[.$D$6]" office:value-type="float" office:value="0.23705050742066" calcext:value-type="float">
            <text:p>0.2371</text:p>
          </table:table-cell>
          <table:table-cell table:style-name="ce1" table:formula="of:=[.B6]/[.$D$6]" office:value-type="float" office:value="0.46964275239045" calcext:value-type="float">
            <text:p>0.4696</text:p>
          </table:table-cell>
          <table:table-cell table:style-name="ce1" table:formula="of:=[.C6]/[.$D$6]" office:value-type="float" office:value="0.293306740188889" calcext:value-type="float">
            <text:p>0.293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pread perc diff</text:p>
          </table:table-cell>
          <table:table-cell/>
          <table:table-cell office:value-type="string" calcext:value-type="string">
            <text:p>actual tp multiplier</text:p>
          </table:table-cell>
        </table:table-row>
        <table:table-row table:style-name="ro1">
          <table:table-cell table:number-columns-repeated="5"/>
          <table:table-cell table:style-name="ce1" table:formula="of:=[.F6]-[.G6]" office:value-type="float" office:value="0.17633601220156" calcext:value-type="float">
            <text:p>0.1763</text:p>
          </table:table-cell>
          <table:table-cell/>
          <table:table-cell table:formula="of:=[.B1]-([.B1]*[.G6])" office:value-type="float" office:value="2.65009972429166" calcext:value-type="float">
            <text:p>2.6500997243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iff between tp and sl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table:formula="of:=[.B1]-[.B2]" office:value-type="float" office:value="2.5" calcext:value-type="float">
            <text:p>2.5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iff between tp and sl given spread perc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table:formula="of:=[.F15]*[.F9]" office:value-type="float" office:value="0.440840030503901" calcext:value-type="float">
            <text:p>0.440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ctual tpMultiplier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table:formula="of:=[.B2]+[.F18]" office:value-type="float" office:value="1.6908400305039" calcext:value-type="float">
            <text:p>1.690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ctual tpMultipler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table:formula="of:=(([.F6]-[.G6]) * ([.B1]-[.B2])) + [.B2]" office:value-type="float" office:value="1.6908400305039" calcext:value-type="float">
            <text:p>1.6908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bu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urrent quote</text:p>
          </table:table-cell>
          <table:table-cell office:value-type="float" office:value="1.18" calcext:value-type="float">
            <text:p>1.1800</text:p>
          </table:table-cell>
          <table:table-cell/>
          <table:table-cell office:value-type="string" calcext:value-type="string">
            <text:p>current quote</text:p>
          </table:table-cell>
          <table:table-cell table:style-name="ce1" office:value-type="float" office:value="1.1788" calcext:value-type="float">
            <text:p>1.1788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1.1735" calcext:value-type="float">
            <text:p>1.1735</text:p>
          </table:table-cell>
          <table:table-cell/>
          <table:table-cell office:value-type="string" calcext:value-type="string">
            <text:p>open</text:p>
          </table:table-cell>
          <table:table-cell table:style-name="ce1" office:value-type="float" office:value="1.1735" calcext:value-type="float">
            <text:p>1.1735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.2001" calcext:value-type="float">
            <text:p>1.2001</text:p>
          </table:table-cell>
          <table:table-cell/>
          <table:table-cell office:value-type="string" calcext:value-type="string">
            <text:p>tp</text:p>
          </table:table-cell>
          <table:table-cell table:style-name="ce1" office:value-type="float" office:value="1.2001" calcext:value-type="float">
            <text:p>1.2001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1.16358" calcext:value-type="float">
            <text:p>1.1636</text:p>
          </table:table-cell>
          <table:table-cell/>
          <table:table-cell office:value-type="string" calcext:value-type="string">
            <text:p>sl</text:p>
          </table:table-cell>
          <table:table-cell table:style-name="ce1" office:value-type="float" office:value="1.1701" calcext:value-type="float">
            <text:p>1.17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pMult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distance from open to tp</text:p>
          </table:table-cell>
          <table:table-cell table:formula="of:=[.B4]-[.B3]" office:value-type="float" office:value="0.0266" calcext:value-type="float">
            <text:p>0.0266</text:p>
          </table:table-cell>
          <table:table-cell/>
          <table:table-cell office:value-type="string" calcext:value-type="string">
            <text:p>slMult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istance from quote to tp</text:p>
          </table:table-cell>
          <table:table-cell table:formula="of:=[.B4]-[.B2]" office:value-type="float" office:value="0.0201" calcext:value-type="float">
            <text:p>0.02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stance from open to tp</text:p>
          </table:table-cell>
          <table:table-cell table:style-name="ce1" table:formula="of:=[.E4]-[.E3]" office:value-type="float" office:value="0.0266" calcext:value-type="float">
            <text:p>0.0266</text:p>
          </table:table-cell>
        </table:table-row>
        <table:table-row table:style-name="ro1">
          <table:table-cell office:value-type="string" calcext:value-type="string">
            <text:p>tpPercentage</text:p>
          </table:table-cell>
          <table:table-cell table:formula="of:=1 - ([.B8]/[.B7])" office:value-type="float" office:value="0.244360902255638" calcext:value-type="float">
            <text:p>0.2444</text:p>
          </table:table-cell>
          <table:table-cell/>
          <table:table-cell office:value-type="string" calcext:value-type="string">
            <text:p>distance from quote to tp</text:p>
          </table:table-cell>
          <table:table-cell table:style-name="ce1" table:formula="of:=[.E4]-[.E2]" office:value-type="float" office:value="0.0212999999999999" calcext:value-type="float">
            <text:p>0.0213</text:p>
          </table:table-cell>
        </table:table-row>
        <table:table-row table:style-name="ro1">
          <table:table-cell office:value-type="string" calcext:value-type="string">
            <text:p>new SL</text:p>
          </table:table-cell>
          <table:table-cell table:formula="of:=[.B5]+([.B7])*[.B10]" office:value-type="float" office:value="1.17008" calcext:value-type="float">
            <text:p>1.1701</text:p>
          </table:table-cell>
          <table:table-cell/>
          <table:table-cell office:value-type="string" calcext:value-type="string">
            <text:p>singleMultiplier</text:p>
          </table:table-cell>
          <table:table-cell table:formula="of:=[.E9]/[.E6]" office:value-type="float" office:value="0.00709333333333332" calcext:value-type="float">
            <text:p>0.0070933333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originalSL</text:p>
          </table:table-cell>
          <table:table-cell table:formula="of:=[.E3] - ([.E11]*[.E7])" office:value-type="float" office:value="1.16463333333333" calcext:value-type="float">
            <text:p>1.1646333333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sel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urrent quote</text:p>
          </table:table-cell>
          <table:table-cell office:value-type="float" office:value="1.065" calcext:value-type="float">
            <text:p>1.0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1.08" calcext:value-type="float">
            <text:p>1.0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.06" calcext:value-type="float">
            <text:p>1.0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1.09" calcext:value-type="float">
            <text:p>1.09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tance from open to tp</text:p>
          </table:table-cell>
          <table:table-cell table:formula="of:=[.B20]-[.B21]" office:value-type="float" office:value="0.02" calcext:value-type="float">
            <text:p>0.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 from quote to tp</text:p>
          </table:table-cell>
          <table:table-cell table:formula="of:=[.B19]-[.B21]" office:value-type="float" office:value="0.00499999999999989" calcext:value-type="float">
            <text:p>0.00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pPercentage</text:p>
          </table:table-cell>
          <table:table-cell table:formula="of:=1-([.B25]/[.B24])" office:value-type="float" office:value="0.750000000000006" calcext:value-type="float">
            <text:p>0.7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SL</text:p>
          </table:table-cell>
          <table:table-cell table:formula="of:=[.B22]-([.B24])*[.B27]" office:value-type="float" office:value="1.075" calcext:value-type="float">
            <text:p>1.07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6:14:35.048256608</meta:creation-date>
    <dc:date>2017-01-20T15:41:25.260708302</dc:date>
    <meta:editing-duration>PT1H17M53S</meta:editing-duration>
    <meta:editing-cycles>20</meta:editing-cycles>
    <meta:generator>LibreOffice/5.1.4.2$Linux_X86_64 LibreOffice_project/10m0$Build-2</meta:generator>
    <meta:document-statistic meta:table-count="2" meta:cell-count="86" meta:object-count="0"/>
  </office:meta>
</office:document-meta>
</file>